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Open Sans" svg:font-family="'Open Sans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136bd0"/>
    </style:style>
    <style:style style:name="P3" style:family="paragraph" style:parent-style-name="Standard" style:list-style-name="L1">
      <style:paragraph-properties fo:text-align="justify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text-properties officeooo:paragraph-rsid="00136bd0"/>
    </style:style>
    <style:style style:name="P6" style:family="paragraph" style:parent-style-name="Standard" style:master-page-name="">
      <loext:graphic-properties draw:fill="none"/>
      <style:paragraph-properties fo:margin-left="2.9cm" fo:margin-right="0cm" fo:text-indent="0cm" style:auto-text-indent="false" style:page-number="auto" fo:background-color="transparent"/>
    </style:style>
    <style:style style:name="P7" style:family="paragraph" style:parent-style-name="Standard">
      <loext:graphic-properties draw:fill="none"/>
      <style:paragraph-properties fo:margin-left="2.9cm" fo:margin-right="0cm" fo:text-indent="0cm" style:auto-text-indent="false" fo:background-color="transparent"/>
    </style:style>
    <style:style style:name="T1" style:family="text">
      <style:text-properties fo:font-variant="normal" fo:text-transform="none" fo:color="#666666" style:font-name="Open Sans" fo:font-size="11.25pt" fo:letter-spacing="normal" fo:font-style="normal" fo:font-weight="normal"/>
    </style:style>
    <style:style style:name="T2" style:family="text">
      <style:text-properties fo:font-variant="normal" fo:text-transform="none" fo:color="#666666" style:font-name="Open Sans" fo:font-size="11.25pt" fo:letter-spacing="normal" fo:font-style="normal" fo:font-weight="bold"/>
    </style:style>
    <style:style style:name="T3" style:family="text">
      <style:text-properties fo:font-variant="normal" fo:text-transform="none" fo:color="#666666" fo:letter-spacing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language="uk" fo:country="UA" fo:font-weight="normal" style:font-weight-asian="normal" style:font-weight-complex="normal"/>
    </style:style>
    <style:style style:name="T7" style:family="text">
      <style:text-properties fo:language="uk" fo:country="UA" fo:font-weight="normal" officeooo:rsid="00136bd0" style:font-weight-asian="normal" style:font-weight-complex="normal"/>
    </style:style>
    <style:style style:name="T8" style:family="text">
      <style:text-properties fo:language="uk" fo:country="UA" officeooo:rsid="00136bd0"/>
    </style:style>
    <style:style style:name="T9" style:family="text">
      <style:text-properties officeooo:rsid="00136bd0"/>
    </style:style>
    <text:list-style style:name="L1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Strong_20_Emphasis">Awesome Oscillator (AO)</text:span></text:p>
      <text:p text:style-name="Standard"><text:span text:style-name="Strong_20_Emphasis"/></text:p>
      <text:p text:style-name="P1"><text:span text:style-name="Strong_20_Emphasis"><text:span text:style-name="T4">Индикатор </text:span></text:span><text:span text:style-name="Strong_20_Emphasis"><text:span text:style-name="T5">Awesome Oscillator (AO) </text:span></text:span><text:span text:style-name="Strong_20_Emphasis"><text:span text:style-name="T4">– </text:span></text:span><text:span text:style-name="Strong_20_Emphasis"><text:span text:style-name="T7">по</text:span></text:span><text:span text:style-name="Strong_20_Emphasis"><text:span text:style-name="T4"> своей сути этот индикатор полностью аналогичен MACD. То есть AO – это классический осциллятор, который показывает сигналы разворотов трендов. Но автор решил в нем использовать не цены закрытия, как в MACD, а медианные цены. Это и является единственным отличием.</text:span></text:span></text:p>
      <text:p text:style-name="Standard"><text:span text:style-name="Strong_20_Emphasis"><text:span text:style-name="T4"/></text:span></text:p>
      <text:h text:style-name="Heading_20_3" text:outline-level="3">Индикатор Awesome Oscillator (AO): формула и описание</text:h>
      <text:p text:style-name="Standard">Awesome Oscillator рассчитывается по следующей формуле:</text:p>
      <text:p text:style-name="Standard"/>
      <text:p text:style-name="P4">AO = SMA (Median Price, 34) — SMA(Median Price, 5)</text:p>
      <text:p text:style-name="Standard"/>
      <text:p text:style-name="P6">где:<text:line-break/>Median Price — медианная цена;<text:line-break/>Median Price = (High + Low)/2<text:line-break/>High — максимальная цена бара;<text:line-break/>Low — минимальная цена бара;<text:line-break/>SMA — Simple Moving Average – простая скользящая средняя.</text:p>
      <text:p text:style-name="P7"/>
      <text:p text:style-name="P1">То есть данный индикатор является разницей между скользящим средним с периодом пять и скользящим средним с периодом 34, построенными на медианных ценах.</text:p>
      <text:p text:style-name="Standard"><text:span text:style-name="Strong_20_Emphasis"/></text:p>
      <text:p text:style-name="P1"><text:span text:style-name="Strong_20_Emphasis"><text:span text:style-name="T4">Индикатор демонстрирует соотношение рыночной силы в краткосрочном периоде (пять периодов) и в долгосрочном (34 периода). Он так же, как и MACD варьируется около нулевой линии. Также учитывайте, что в данном индикаторе сигнальной линии нет.</text:span></text:span></text:p>
      <text:p text:style-name="Standard"/>
      <text:h text:style-name="Heading_20_3" text:outline-level="3">Индикатор Awesome Oscillator (АО): применение и недостатки</text:h>
      <text:p text:style-name="P5"><text:span text:style-name="Strong_20_Emphasis">Сигналами на покупку АО являются:</text:span><text:line-break/></text:p>
      <text:p text:style-name="P2">1. Когда индикатор подходит к линии нуля и гистограмма при этом меняет положение с нисходящей на восходящую. То есть первый столбец индикатора может быть любого цвета. Второй должен быть красным, а третий зеленым и выше второго. Такое образование носит название «Блюдце».</text:p>
      <text:p text:style-name="P1"><text:span text:style-name="Strong_20_Emphasis"/></text:p>
      <text:p text:style-name="P1"><text:span text:style-name="Strong_20_Emphasis"><text:span text:style-name="T4">2. Также покупку нужно осуществлять, когда индикатор пересекает линию нуля снизу вверх.</text:span></text:span></text:p>
      <text:p text:style-name="P1"/>
      <text:p text:style-name="P1">3. Сигналом на покупку является разница в максимальных значениях индикатора. Например, когда второй минимум цены больше первого, а значение индикатора находится ниже нулевой линии. При этом третий минимум, который будет еще ниже второго, также принято рассматривать как новый сигнал для покупок.</text:p>
      <text:p text:style-name="Standard"/>
      <text:p text:style-name="P5"><text:span text:style-name="Strong_20_Emphasis">Сигналами на продажу являются полностью зеркальные ситуации:</text:span><text:line-break/></text:p>
      <text:p text:style-name="P2">1. Сигналом на продажу Awesome Oscillator является нахождение индикатора ниже линии нуля и смена его направления на нисходящее. То есть, когда первый столбец любого цвета, второй зеленый, а третий меньше второго и красный.</text:p>
      <text:p text:style-name="P1"/>
      <text:p text:style-name="P1"><text:soft-page-break/><text:span text:style-name="Strong_20_Emphasis"><text:span text:style-name="T4">2. Сигнал Awesome на продажу образуется, если гистограмма пересекает нулевую линию сверху вниз. Т.е. первый столбец находится выше нулевой линии, а второй ниже нулевой лини.</text:span></text:span></text:p>
      <text:p text:style-name="P1"/>
      <text:p text:style-name="P1">3. AO показывает сигнал на продажу, если индикатор находится выше нуля, а его второй максимум меньше предыдущего. Соответственно, при образовании третьего максимума, который будет меньше второго, это также будет дополнительным сигналом.</text:p>
      <text:p text:style-name="P1"/>
      <text:p text:style-name="P1"><text:span text:style-name="T8">4</text:span>. Чаще всего данный индикатор применяется совместно с Acceleration / Deceleration Oscillator (AC). В таком случае существуют дополнительные сигналы:</text:p>
      <text:p text:style-name="P1"/>
      <text:list xml:id="list891336292" text:style-name="L1">
        <text:list-header>
          <text:p text:style-name="P3">- Нужно покупать, когда СО меняет цвет с красного на зеленый, на гистограмме появляются два зеленых бара, а АС уже стал зеленым. Когда же оба индикатора снова становятся красными, происходит закрытие позиций.</text:p>
          <text:p text:style-name="P3"/>
          <text:p text:style-name="P3">- Соответственно, когда АО изменяется с зеленого на красный и на гистограмме появляется два красных бара, в АС при этом также стал красным – это сигнал на продажу.</text:p>
        </text:list-header>
      </text:list>
      <text:p text:style-name="P1"/>
      <text:p text:style-name="P1">Основным недостатком индикатора Awesome Oscillator является его сходство МACD. Он способен выдавать только аналогичные сигналы.</text:p>
      <text:p text:style-name="Standard"><text:span text:style-name="Strong_20_Emphasis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Open Sans" svg:font-family="'Open Sans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" style:font-family-complex="'Lucida Sans'" style:font-family-generic-complex="system" style:font-pitch-complex="variable" style:font-size-complex="10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111cm" fo:margin-bottom="1.323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14T11:58:15.008000000</meta:creation-date>
    <dc:date>2020-02-14T12:02:39.082000000</dc:date>
    <meta:editing-duration>PT4M24S</meta:editing-duration>
    <meta:editing-cycles>1</meta:editing-cycles>
    <meta:document-statistic meta:table-count="0" meta:image-count="0" meta:object-count="0" meta:page-count="2" meta:paragraph-count="22" meta:word-count="448" meta:character-count="3142" meta:non-whitespace-character-count="2707"/>
    <meta:generator>LibreOffice/6.4.0.3$Windows_X86_64 LibreOffice_project/b0a288ab3d2d4774cb44b62f04d5d28733ac6df8</meta:generator>
  </office:meta>
</office:document-meta>
</file>